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3" style:family="table-cell" style:parent-style-name="Default">
      <style:table-cell-properties fo:background-color="#dde8cb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0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97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8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3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53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53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JRF yellow front door</text:p>
          </table:table-cell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table:number-columns-repeated="3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table:number-columns-repeated="3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Horixontal alignment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4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4" office:value-type="string" calcext:value-type="string">
            <text:p>Redo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4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4" office:value-type="string" calcext:value-type="string">
            <text:p>More brake vans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67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2"/>
          <table:table-cell table:style-name="ce74" office:value-type="float" office:value="1961" calcext:value-type="float">
            <text:p>1961</text:p>
          </table:table-cell>
          <table:table-cell table:style-name="ce74" table:number-columns-repeated="4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?</text:p>
          </table:table-cell>
          <table:table-cell table:style-name="ce67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54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3" calcext:value-type="float">
            <text:p>196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40" office:value-type="float" office:value="1970" calcext:value-type="float">
            <text:p>1970</text:p>
          </table:table-cell>
          <table:table-cell table:style-name="ce86"/>
          <table:table-cell table:style-name="ce54" table:number-columns-repeated="2"/>
          <table:table-cell table:style-name="ce54" office:value-type="float" office:value="1971" calcext:value-type="float">
            <text:p>197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2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50</text:p>
          </table:table-cell>
          <table:table-cell table:style-name="ce40" office:value-type="float" office:value="1972" calcext:value-type="float">
            <text:p>1972</text:p>
          </table:table-cell>
          <table:table-cell table:style-name="ce86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26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2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70 New type</text:p>
          </table:table-cell>
          <table:table-cell table:style-name="ce40" office:value-type="float" office:value="1946" calcext:value-type="float">
            <text:p>1946</text:p>
          </table:table-cell>
          <table:table-cell table:style-name="ce86"/>
          <table:table-cell table:style-name="ce54" table:number-columns-repeated="2"/>
          <table:table-cell table:style-name="ce54" office:value-type="float" office:value="1964" calcext:value-type="float">
            <text:p>1964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7" office:value-type="string" calcext:value-type="string">
            <text:p>EF71</text:p>
          </table:table-cell>
          <table:table-cell table:style-name="ce40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JNR, JRE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700kW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01" calcext:value-type="float">
            <text:p>200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2"/>
          <table:table-cell table:style-name="ce54" office:value-type="float" office:value="2021" calcext:value-type="float">
            <text:p>202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 office:value-type="float" office:value="1986" calcext:value-type="float">
            <text:p>1986</text:p>
          </table:table-cell>
          <table:table-cell table:style-name="ce87"/>
          <table:table-cell table:style-name="ce54" table:number-columns-repeated="2"/>
          <table:table-cell table:style-name="ce54" office:value-type="float" office:value="2009" calcext:value-type="float">
            <text:p>2009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01" calcext:value-type="float">
            <text:p>2001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2"/>
          <table:table-cell table:style-name="ce54" office:value-type="float" office:value="1997" calcext:value-type="float">
            <text:p>1997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office:value-type="string" calcext:value-type="string">
            <text:p>Kintaro from 2002</text:p>
          </table:table-cell>
          <table:table-cell table:style-name="ce54"/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36" calcext:value-type="float">
            <text:p>36</text:p>
          </table:table-cell>
          <table:table-cell table:style-name="ce6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50" calcext:value-type="float">
            <text:p>50</text:p>
          </table:table-cell>
          <table:table-cell table:style-name="ce49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40" calcext:value-type="float">
            <text:p>40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60" calcext:value-type="float">
            <text:p>60</text:p>
          </table:table-cell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0" calcext:value-type="float">
            <text:p>70</text:p>
          </table:table-cell>
          <table:table-cell table:style-name="ce49" office:value-type="string" calcext:value-type="string">
            <text:p>note: change speeds when add this</text:p>
          </table:table-cell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72" calcext:value-type="float">
            <text:p>72</text:p>
          </table:table-cell>
          <table:table-cell table:number-columns-repeated="16374"/>
        </table:table-row>
        <table:table-row table:style-name="ro3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/>
          <table:table-cell table:style-name="ce65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65" table:number-columns-repeated="2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4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67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9"/>
          <table:table-cell table:style-name="ce108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2"/>
          <table:table-cell table:style-name="ce65" office:value-type="float" office:value="100" calcext:value-type="float">
            <text:p>100</text:p>
          </table:table-cell>
          <table:table-cell table:style-name="ce65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2"/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3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7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8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7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3-19T12:39:46.405708607</dc:date>
    <meta:editing-duration>P134DT6H30M58S</meta:editing-duration>
    <meta:editing-cycles>144</meta:editing-cycles>
    <meta:generator>LibreOffice/7.4.0.3$MacOSX_AARCH64 LibreOffice_project/f85e47c08ddd19c015c0114a68350214f7066f5a</meta:generator>
    <meta:document-statistic meta:table-count="4" meta:cell-count="2224" meta:object-count="0"/>
  </office:meta>
</office:document-meta>
</file>